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Transformer.UserInfo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Transformer.endTransformingElement( String uri , String name ,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InfoTransforme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InfoTransformer.startTransformingElement( String uri , String name , String raw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